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53d" officeooo:paragraph-rsid="001a153d"/>
    </style:style>
    <style:style style:name="P2" style:family="paragraph" style:parent-style-name="Standard">
      <style:paragraph-properties fo:text-align="center" style:justify-single-word="false"/>
      <style:text-properties officeooo:rsid="001a153d" officeooo:paragraph-rsid="001a153d"/>
    </style:style>
    <style:style style:name="P3" style:family="paragraph" style:parent-style-name="Standard">
      <style:text-properties officeooo:rsid="00201089" officeooo:paragraph-rsid="00201089"/>
    </style:style>
    <style:style style:name="P4" style:family="paragraph" style:parent-style-name="Standard">
      <style:text-properties officeooo:rsid="00201089" officeooo:paragraph-rsid="00201089"/>
    </style:style>
    <style:style style:name="P5" style:family="paragraph" style:parent-style-name="Standard">
      <style:text-properties officeooo:rsid="0023fd45" officeooo:paragraph-rsid="0023fd45"/>
    </style:style>
    <style:style style:name="T1" style:family="text">
      <style:text-properties officeooo:rsid="001c709c"/>
    </style:style>
    <style:style style:name="T2" style:family="text">
      <style:text-properties officeooo:rsid="001e53a8"/>
    </style:style>
    <style:style style:name="T3" style:family="text">
      <style:text-properties officeooo:rsid="001e98c0"/>
    </style:style>
    <style:style style:name="T4" style:family="text">
      <style:text-properties officeooo:rsid="00201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udo de POO- 1º teste teórico prático</text:p>
      <text:p text:style-name="P1"/>
      <text:p text:style-name="P1"/>
      <text:p text:style-name="P1">29+20+28+44+71 slides para ler</text:p>
      <text:p text:style-name="P1"/>
      <text:p text:style-name="P1">Introdução - <text:span text:style-name="T2">done</text:span></text:p>
      <text:p text:style-name="P1">Controlo de fluxo - <text:span text:style-name="T2">done</text:span></text:p>
      <text:p text:style-name="P1">Funções estáticas - <text:span text:style-name="T3">done</text:span></text:p>
      <text:p text:style-name="P1">Classe<text:span text:style-name="T1">s - </text:span><text:span text:style-name="T4">done</text:span></text:p>
      <text:p text:style-name="P1">Herança – <text:span text:style-name="T4">done</text:span></text:p>
      <text:p text:style-name="P1"/>
      <text:p text:style-name="P3">Resumos Gonçalo Matos</text:p>
      <text:p text:style-name="P3"/>
      <text:p text:style-name="P3">Exercícios aulas TP (2)</text:p>
      <text:p text:style-name="P3"/>
      <text:p text:style-name="P3">Teste Modelo 1ª parte da matéria (20 minutos)</text:p>
      <text:p text:style-name="P3"/>
      <text:p text:style-name="P3">Vídeos UA do núcleo</text:p>
      <text:p text:style-name="P3"/>
      <text:p text:style-name="P3">Vídeos de POO no youtube</text:p>
      <text:p text:style-name="P3"/>
      <text:p text:style-name="P5">Guiões pŕaticos de POO (5-8)</text:p>
      <text:p text:style-name="P5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6:02:36.932685740</meta:creation-date>
    <dc:date>2022-05-15T21:21:18.205886111</dc:date>
    <meta:editing-duration>PT6H49M5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57" meta:character-count="322" meta:non-whitespace-character-count="277"/>
  </office:meta>
</office:document-meta>
</file>